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Standard">
      <style:text-properties style:font-name="Arial"/>
    </style:style>
    <style:style style:name="P5" style:family="paragraph" style:parent-style-name="Text_20_body">
      <style:text-properties style:font-name="Arial"/>
    </style:style>
    <style:style style:name="P6" style:family="paragraph" style:parent-style-name="Text_20_body">
      <style:text-properties style:font-name="Arial" fo:font-weight="bold" style:font-weight-asian="bold" style:font-weight-complex="bold"/>
    </style:style>
    <style:style style:name="P7" style:family="paragraph" style:parent-style-name="Text_20_body">
      <style:text-properties style:font-name="Arial" fo:font-weight="normal" style:font-weight-asian="normal" style:font-weight-complex="normal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Heading_20_3"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ri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Arial" fo:font-size="18pt" style:font-size-asian="18pt" style:font-size-complex="18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Tidrapport</text:span><text:span text:style-name="T10">, </text:span><text:span text:style-name="T12">Vecka 14 (Iteration -1, Uppstart)</text:span></text:h>
      <text:p text:style-name="Standard"><text:span text:style-name="T3">Tanketid och brainstorming <text:tab/>2 h<text:line-break/>Research <text:s/><text:tab/><text:tab/><text:tab/><text:tab/>3 h</text:span></text:p>
      <text:p text:style-name="Standard"><text:span text:style-name="T3">Arbete med Vision <text:tab/><text:tab/><text:tab/>3 h</text:span></text:p>
      <text:p text:style-name="Standard"><text:span text:style-name="T3">Läsning av gamla projekt<text:tab/><text:tab/>1 h</text:span></text:p>
      <text:p text:style-name="Standard"><text:span text:style-name="T3">Föreläsning, uppstart <text:tab/><text:tab/>1 h</text:span></text:p>
      <text:p text:style-name="Standard"><text:span text:style-name="T3">Gästföreläsning, drivhuset<text:tab/><text:tab/>4 h</text:span></text:p>
      <text:p text:style-name="Standard"><text:span text:style-name="T3"/></text:p>
      <text:p text:style-name="Standard"><text:span text:style-name="T3">Totalt<text:tab/><text:tab/><text:tab/><text:tab/><text:tab/>14 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4-01T19:37:58</dc:date>
    <meta:editing-duration>PT3H20M28S</meta:editing-duration>
    <meta:editing-cycles>20</meta:editing-cycles>
    <meta:generator>OpenOffice.org/3.4.1$Unix OpenOffice.org_project/341m1$Build-9593</meta:generator>
    <meta:document-statistic meta:table-count="0" meta:image-count="0" meta:object-count="0" meta:page-count="1" meta:paragraph-count="9" meta:word-count="44" meta:character-count="291"/>
  </office:meta>
</office:document-meta>
</file>